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.499cm" style:contextual-spacing="false" fo:padding="0cm" fo:border="none"/>
    </style:style>
    <style:style style:name="P8" style:family="paragraph" style:parent-style-name="Preformatted_20_Text">
      <style:paragraph-properties fo:padding="0cm" fo:border="non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cm" fo:margin-bottom="0cm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5"/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4078f2" loext:opacity="100%" fo:background-color="transparent" loext:char-shading-value="0"/>
    </style:style>
    <style:style style:name="T3" style:family="text">
      <style:text-properties fo:color="#a626a4" loext:opacity="100%" fo:background-color="transparent" loext:char-shading-value="0"/>
    </style:style>
    <style:style style:name="T4" style:family="text">
      <style:text-properties fo:color="#383a42" loext:opacity="100%" fo:background-color="transparent" loext:char-shading-value="0"/>
    </style:style>
    <style:style style:name="T5" style:family="text">
      <style:text-properties fo:color="#50a14f" loext:opacity="100%" fo:background-color="transparent" loext:char-shading-value="0"/>
    </style:style>
    <style:style style:name="T6" style:family="text">
      <style:text-properties fo:color="#b76b01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🔴 DIAGNÓSTICO CONFIRMADO: Memory Swapping Death Spiral</text:span></text:h>
      <text:h text:style-name="Heading_20_3" text:outline-level="3"><text:span text:style-name="Strong_20_Emphasis">Evidencia en la captura</text:span>:</text:h>
      <text:list text:style-name="L11">
        <text:list-item>
          <text:p text:style-name="P30">✅ <text:span text:style-name="Strong_20_Emphasis">"Loading weights: 100%"</text:span> - El modelo SAM-3 está cargándose en memoria </text:p>
        </text:list-item>
        <text:list-item>
          <text:p text:style-name="P30">🔴 <text:span text:style-name="Strong_20_Emphasis">"10 errores graves/s"</text:span> en Memoria - Esto son <text:span text:style-name="Strong_20_Emphasis">page faults</text:span> (fallos de página) </text:p>
        </text:list-item>
        <text:list-item>
          <text:p text:style-name="P30">🔴 <text:span text:style-name="Strong_20_Emphasis">Disco: 100% de tiempo activo</text:span> + <text:span text:style-name="Strong_20_Emphasis">60 MB/s E/S</text:span> - Swapping masivo al disco </text:p>
        </text:list-item>
        <text:list-item>
          <text:p text:style-name="P30">⚠️ <text:span text:style-name="Strong_20_Emphasis">64% memoria física usada</text:span> - Cerca del límite </text:p>
        </text:list-item>
        <text:list-item>
          <text:p text:style-name="P29">⚠️ <text:span text:style-name="Strong_20_Emphasis">CPU al 60%</text:span> - No es un bucle infinito, sino espera de I/O </text:p>
        </text:list-item>
      </text:list>
      <text:p text:style-name="Horizontal_20_Line"/>
      <text:h text:style-name="Heading_20_2" text:outline-level="2">💀 <text:span text:style-name="Strong_20_Emphasis">Lo que está ocurriendo (secuencia fatal)</text:span>:</text:h>
      <text:p text:style-name="P2"><text:span text:style-name="Source_20_Text"><text:span text:style-name="T1">1. sam3_runner.py llama a Sam3Model.from_pretrained()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2. Transformers intenta cargar TODO el modelo en RAM (2-4 GB de pesos)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3. Windows se queda sin RAM física libre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4. Windows empieza a paginar al disco (swap file/page file)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5. El disco se satura al 100% (SSD pero lento para swap)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6. PyTorch intenta acceder a tensores que están en swap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7. El disco no puede responder lo suficientemente rápido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8. Windows entra en thrashing (paginación infinita)</text:span></text:span></text:p>
      <text:p text:style-name="P4"><text:span text:style-name="Source_20_Text"><text:span text:style-name="T1"><text:s text:c="3"/>↓</text:span></text:span></text:p>
      <text:p text:style-name="P4"><text:span text:style-name="Source_20_Text"><text:span text:style-name="T1">9. El kernel se bloquea esperando I/O</text:span></text:span></text:p>
      <text:p text:style-name="P4"><text:span text:style-name="Source_20_Text"><text:span text:style-name="T1"><text:s text:c="3"/>↓</text:span></text:span></text:p>
      <text:p text:style-name="P7"><text:span text:style-name="Source_20_Text"><text:span text:style-name="T1">10. FREEZE TOTAL (no responde ni Ctrl+Alt+Supr)</text:span></text:span></text:p>
      <text:p text:style-name="Horizontal_20_Line"/>
      <text:h text:style-name="Heading_20_2" text:outline-level="2">🎯 <text:span text:style-name="Strong_20_Emphasis">POR QUÉ LA EJECUCIÓN SÍNCRONA NO FUNCIONA</text:span></text:h>
      <text:p text:style-name="Text_20_body">El cambio que hiciste:</text:p>
      <text:p text:style-name="P3">python</text:p>
      <text:p text:style-name="P1"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_run_job</text:span></text:span><text:span text:style-name="Source_20_Text"><text:span text:style-name="T4">(</text:span></text:span><text:span text:style-name="Source_20_Text"><text:span text:style-name="T1">job</text:span></text:span><text:span text:style-name="Source_20_Text"><text:span text:style-name="T4">.</text:span></text:span><text:span text:style-name="Source_20_Text"><text:span text:style-name="T5">id</text:span></text:span><text:span text:style-name="Source_20_Text"><text:span text:style-name="T4">)</text:span></text:span><text:span text:style-name="Source_20_Text"><text:span text:style-name="T1"> <text:s/># Síncrono</text:span></text:span></text:p>
      <text:p text:style-name="Text_20_body"><text:span text:style-name="Strong_20_Emphasis">No soluciona nada</text:span> porque el problema NO es threading, sino que:</text:p>
      <text:list text:style-name="L12">
        <text:list-item>
          <text:p text:style-name="P33">SAM-3 es <text:span text:style-name="Strong_20_Emphasis">demasiado grande</text:span> para tu RAM disponible </text:p>
        </text:list-item>
        <text:list-item>
          <text:p text:style-name="P32">Windows está haciendo swap, y el swap causa el deadlock </text:p>
        </text:list-item>
      </text:list>
      <text:p text:style-name="Horizontal_20_Line"/>
      <text:h text:style-name="Heading_20_2" text:outline-level="2"><text:soft-page-break/>✅ <text:span text:style-name="Strong_20_Emphasis">SOLUCIONES DEFINITIVAS (en orden de efectividad)</text:span></text:h>
      <text:h text:style-name="Heading_20_3" text:outline-level="3"><text:span text:style-name="Strong_20_Emphasis">Solución 1: Carga con </text:span><text:span text:style-name="Strong_20_Emphasis"><text:span text:style-name="Source_20_Text">device_map="auto"</text:span></text:span><text:span text:style-name="Strong_20_Emphasis"> y </text:span><text:span text:style-name="Strong_20_Emphasis"><text:span text:style-name="Source_20_Text">low_cpu_mem_usage</text:span></text:span></text:h>
      <text:p text:style-name="Text_20_body">Modifica <text:span text:style-name="Source_20_Text">sam3_runner.py</text:span>, línea ~71:</text:p>
      <text:p text:style-name="P3">python</text:p>
      <text:p text:style-name="P2"><text:span text:style-name="Source_20_Text"><text:span text:style-name="T1"># REEMPLAZAR ESTO:</text:span></text:span></text:p>
      <text:p text:style-name="P2"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4"/>local_dir</text:span></text:span><text:span text:style-name="Source_20_Text"><text:span text:style-name="T4">.</text:span></text:span><text:span text:style-name="Source_20_Text"><text:span text:style-name="T1">as_posix</text:span></text:span><text:span text:style-name="Source_20_Text"><text:span text:style-name="T4">(),</text:span></text:span><text:span text:style-name="Source_20_Text"><text:span text:style-name="T1"> </text:span></text:span></text:p>
      <text:p text:style-name="P2"><text:span text:style-name="Source_20_Text"><text:span text:style-name="T1"><text:s text:c="4"/>local_files_only</text:span></text:span><text:span text:style-name="Source_20_Text"><text:span text:style-name="T2">=</text:span></text:span><text:span text:style-name="Source_20_Text"><text:span text:style-name="T6">True</text:span></text:span></text:p>
      <text:p text:style-name="P2"><text:span text:style-name="Source_20_Text"><text:span text:style-name="T4">).</text:span></text:span><text:span text:style-name="Source_20_Text"><text:span text:style-name="T1">to</text:span></text:span><text:span text:style-name="Source_20_Text"><text:span text:style-name="T4">(</text:span></text:span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device</text:span></text:span><text:span text:style-name="Source_20_Text"><text:span text:style-name="T4">)</text:span></text:span></text:p>
      <text:p text:style-name="P4"/>
      <text:p text:style-name="P2"><text:span text:style-name="Source_20_Text"><text:span text:style-name="T1"># POR ESTO:</text:span></text:span></text:p>
      <text:p text:style-name="P2"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4"/>local_dir</text:span></text:span><text:span text:style-name="Source_20_Text"><text:span text:style-name="T4">.</text:span></text:span><text:span text:style-name="Source_20_Text"><text:span text:style-name="T1">as_posix</text:span></text:span><text:span text:style-name="Source_20_Text"><text:span text:style-name="T4">(),</text:span></text:span><text:span text:style-name="Source_20_Text"><text:span text:style-name="T1"> </text:span></text:span></text:p>
      <text:p text:style-name="P2"><text:span text:style-name="Source_20_Text"><text:span text:style-name="T1"><text:s text:c="4"/>local_files_only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pan text:style-name="Source_20_Text"><text:span text:style-name="T1"><text:s text:c="4"/>low_cpu_mem_usage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text:span text:style-name="Source_20_Text"><text:span text:style-name="T1"> <text:s/># ⭐ Carga progresiva, no todo de golpe</text:span></text:span></text:p>
      <text:p text:style-name="P2"><text:span text:style-name="Source_20_Text"><text:span text:style-name="T1"><text:s text:c="4"/>device_map</text:span></text:span><text:span text:style-name="Source_20_Text"><text:span text:style-name="T2">=</text:span></text:span><text:span text:style-name="Source_20_Text"><text:span text:style-name="T5">"auto"</text:span></text:span><text:span text:style-name="Source_20_Text"><text:span text:style-name="T4">,</text:span></text:span><text:span text:style-name="Source_20_Text"><text:span text:style-name="T1"> <text:s text:c="7"/># ⭐ Distribuye entre CPU/GPU automáticamente</text:span></text:span></text:p>
      <text:p text:style-name="P2"><text:span text:style-name="Source_20_Text"><text:span text:style-name="T1"><text:s text:c="4"/>torch_dtype</text:span></text:span><text:span text:style-name="Source_20_Text"><text:span text:style-name="T2">=</text:span></text:span><text:span text:style-name="Source_20_Text"><text:span text:style-name="T1">torch</text:span></text:span><text:span text:style-name="Source_20_Text"><text:span text:style-name="T4">.</text:span></text:span><text:span text:style-name="Source_20_Text"><text:span text:style-name="T1">float16 </text:span></text:span><text:span text:style-name="Source_20_Text"><text:span text:style-name="T3">if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float32 <text:s/># Reduce memoria</text:span></text:span></text:p>
      <text:p text:style-name="P1"><text:span text:style-name="Source_20_Text"><text:span text:style-name="T4">)</text:span></text:span></text:p>
      <text:p text:style-name="Text_20_body"><text:span text:style-name="Strong_20_Emphasis">Qué hace</text:span>:</text:p>
      <text:list text:style-name="L13">
        <text:list-item>
          <text:p text:style-name="P35"><text:span text:style-name="Source_20_Text">low_cpu_mem_usage=True</text:span>: Carga los pesos <text:span text:style-name="Strong_20_Emphasis">progresivamente</text:span> en lugar de cargar todo en RAM primero </text:p>
        </text:list-item>
        <text:list-item>
          <text:p text:style-name="P35"><text:span text:style-name="Source_20_Text">device_map="auto"</text:span>: Deja que Transformers decida qué capas van a GPU/CPU según la memoria disponible </text:p>
        </text:list-item>
        <text:list-item>
          <text:p text:style-name="P34"><text:span text:style-name="Source_20_Text">torch_dtype=torch.float16</text:span>: Reduce el tamaño de los pesos a la mitad (solo en GPU) </text:p>
        </text:list-item>
      </text:list>
      <text:p text:style-name="Horizontal_20_Line"/>
      <text:h text:style-name="Heading_20_3" text:outline-level="3"><text:span text:style-name="Strong_20_Emphasis">Solución 2: Usar </text:span><text:span text:style-name="Strong_20_Emphasis"><text:span text:style-name="Source_20_Text">mmap=True</text:span></text:span><text:span text:style-name="Strong_20_Emphasis"> (Memory-Mapped Files)</text:span></text:h>
      <text:p text:style-name="Text_20_body">Si Solución 1 no funciona, prueba:</text:p>
      <text:p text:style-name="P3">python</text:p>
      <text:p text:style-name="P2"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4"/>local_dir</text:span></text:span><text:span text:style-name="Source_20_Text"><text:span text:style-name="T4">.</text:span></text:span><text:span text:style-name="Source_20_Text"><text:span text:style-name="T1">as_posix</text:span></text:span><text:span text:style-name="Source_20_Text"><text:span text:style-name="T4">(),</text:span></text:span><text:span text:style-name="Source_20_Text"><text:span text:style-name="T1"> </text:span></text:span></text:p>
      <text:p text:style-name="P2"><text:span text:style-name="Source_20_Text"><text:span text:style-name="T1"><text:s text:c="4"/>local_files_only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pan text:style-name="Source_20_Text"><text:span text:style-name="T1"><text:s text:c="4"/>low_cpu_mem_usage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pan text:style-name="Source_20_Text"><text:span text:style-name="T1"><text:s text:c="4"/>torch_dtype</text:span></text:span><text:span text:style-name="Source_20_Text"><text:span text:style-name="T2">=</text:span></text:span><text:span text:style-name="Source_20_Text"><text:span text:style-name="T1">torch</text:span></text:span><text:span text:style-name="Source_20_Text"><text:span text:style-name="T4">.</text:span></text:span><text:span text:style-name="Source_20_Text"><text:span text:style-name="T1">float32</text:span></text:span><text:span text:style-name="Source_20_Text"><text:span text:style-name="T4">,</text:span></text:span></text:p>
      <text:p text:style-name="P2"><text:span text:style-name="Source_20_Text"><text:span text:style-name="T1"><text:s text:c="4"/>mmap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1"> <text:s/># ⭐ Mapea el archivo directamente sin cargarlo en RAM</text:span></text:span></text:p>
      <text:p text:style-name="P1"><text:span text:style-name="Source_20_Text"><text:span text:style-name="T4">)</text:span></text:span></text:p>
      <text:p text:style-name="Text_20_body"><text:span text:style-name="Strong_20_Emphasis">Ventaja</text:span>: No carga los pesos en RAM, los lee directamente del disco cuando se necesitan.</text:p>
      <text:p text:style-name="Horizontal_20_Line"/>
      <text:h text:style-name="Heading_20_3" text:outline-level="3"><text:span text:style-name="Strong_20_Emphasis">Solución 3: Aumentar el archivo de paginación de Windows</text:span></text:h>
      <text:p text:style-name="Text_20_body"><text:span text:style-name="Strong_20_Emphasis">Esto es un parche temporal</text:span>, pero puede evitar el freeze:</text:p>
      <text:list text:style-name="L14">
        <text:list-item>
          <text:p text:style-name="P37"><text:span text:style-name="Strong_20_Emphasis">Panel de Control</text:span> → <text:span text:style-name="Strong_20_Emphasis">Sistema</text:span> → <text:span text:style-name="Strong_20_Emphasis">Configuración avanzada del sistema</text:span> </text:p>
        </text:list-item>
        <text:list-item>
          <text:p text:style-name="P37"><text:span text:style-name="Strong_20_Emphasis">Opciones avanzadas</text:span> → <text:span text:style-name="Strong_20_Emphasis">Rendimiento</text:span> → <text:span text:style-name="Strong_20_Emphasis">Configuración</text:span> </text:p>
        </text:list-item>
        <text:list-item>
          <text:p text:style-name="P37"><text:span text:style-name="Strong_20_Emphasis">Opciones avanzadas</text:span> → <text:span text:style-name="Strong_20_Emphasis">Memoria virtual</text:span> → <text:span text:style-name="Strong_20_Emphasis">Cambiar</text:span> </text:p>
        </text:list-item>
        <text:list-item>
          <text:p text:style-name="P37">Selecciona tu SSD y pon: </text:p>
          <text:list>
            <text:list-item>
              <text:p text:style-name="P37"><text:soft-page-break/><text:span text:style-name="Strong_20_Emphasis">Tamaño inicial</text:span>: 24000 MB </text:p>
            </text:list-item>
            <text:list-item>
              <text:p text:style-name="P37"><text:span text:style-name="Strong_20_Emphasis">Tamaño máximo</text:span>: 32000 MB </text:p>
            </text:list-item>
          </text:list>
        </text:list-item>
        <text:list-item>
          <text:p text:style-name="P36">Reinicia </text:p>
        </text:list-item>
      </text:list>
      <text:p text:style-name="Text_20_body"><text:span text:style-name="Strong_20_Emphasis">Por qué ayuda</text:span>: Da más espacio para swap, pero <text:span text:style-name="Strong_20_Emphasis">no elimina el problema de fondo</text:span>.</text:p>
      <text:p text:style-name="Horizontal_20_Line"/>
      <text:h text:style-name="Heading_20_3" text:outline-level="3"><text:span text:style-name="Strong_20_Emphasis">Solución 4: Cerrar TODOS los procesos innecesarios antes de ejecutar</text:span></text:h>
      <text:p text:style-name="Text_20_body">Antes de lanzar el job:</text:p>
      <text:p text:style-name="P3">bash</text:p>
      <text:p text:style-name="P2"><text:span text:style-name="Source_20_Text"><text:span text:style-name="T1"># Cerrar Edge/Chrome</text:span></text:span></text:p>
      <text:p text:style-name="P2"><text:span text:style-name="Source_20_Text"><text:span text:style-name="T1"># Cerrar Codex (VS Code)</text:span></text:span></text:p>
      <text:p text:style-name="P1"><text:span text:style-name="Source_20_Text"><text:span text:style-name="T1"># Dejar solo Terminal + Monitor de recursos</text:span></text:span></text:p>
      <text:p text:style-name="Text_20_body">Esto puede liberarte <text:span text:style-name="Strong_20_Emphasis">2-4 GB de RAM</text:span>, que es crítico.</text:p>
      <text:p text:style-name="Horizontal_20_Line"/>
      <text:h text:style-name="Heading_20_3" text:outline-level="3"><text:span text:style-name="Strong_20_Emphasis">Solución 5: Usar un modelo SAM más pequeño</text:span></text:h>
      <text:p text:style-name="Text_20_body">Si SAM-3 es demasiado grande, considera:</text:p>
      <text:p text:style-name="P3">python</text:p>
      <text:p text:style-name="P2"><text:span text:style-name="Source_20_Text"><text:span text:style-name="T1"># Opciones (de menor a mayor tamaño):</text:span></text:span></text:p>
      <text:p text:style-name="P2"><text:span text:style-name="Source_20_Text"><text:span text:style-name="T1"># 1. SAM-Base (358M parámetros)</text:span></text:span></text:p>
      <text:p text:style-name="P2"><text:span text:style-name="Source_20_Text"><text:span text:style-name="T1"># 2. SAM-Large (641M parámetros)</text:span></text:span></text:p>
      <text:p text:style-name="P2"><text:span text:style-name="Source_20_Text"><text:span text:style-name="T1"># 3. SAM-2 (ya más optimizado)</text:span></text:span></text:p>
      <text:p text:style-name="P1"><text:span text:style-name="Source_20_Text"><text:span text:style-name="T1"># 4. SAM-3 (el más grande, probablemente 1B+ parámetros)</text:span></text:span></text:p>
      <text:p text:style-name="Text_20_body">Verifica el tamaño de tu checkpoint:</text:p>
      <text:p text:style-name="P3">bash</text:p>
      <text:p text:style-name="P2"><text:span text:style-name="Source_20_Text"><text:span text:style-name="T2">dir</text:span></text:span><text:span text:style-name="Source_20_Text"><text:span text:style-name="T1"> /s ruta</text:span></text:span><text:span text:style-name="Source_20_Text"><text:span text:style-name="T4">\</text:span></text:span><text:span text:style-name="Source_20_Text"><text:span text:style-name="T1">a</text:span></text:span><text:span text:style-name="Source_20_Text"><text:span text:style-name="T4">\</text:span></text:span><text:span text:style-name="Source_20_Text"><text:span text:style-name="T1">pesos</text:span></text:span><text:span text:style-name="Source_20_Text"><text:span text:style-name="T4">\</text:span></text:span><text:span text:style-name="Source_20_Text"><text:span text:style-name="T1">sam3</text:span></text:span></text:p>
      <text:p text:style-name="P1"><text:span text:style-name="Source_20_Text"><text:span text:style-name="T1"># Busca archivos .bin, .safetensors, pytorch_model.bin</text:span></text:span></text:p>
      <text:p text:style-name="Text_20_body">Si ves archivos de <text:span text:style-name="Strong_20_Emphasis">2+ GB</text:span>, ese es el problema.</text:p>
      <text:p text:style-name="Horizontal_20_Line"/>
      <text:h text:style-name="Heading_20_3" text:outline-level="3"><text:span text:style-name="Strong_20_Emphasis">Solución 6: Implementar carga lazy manual</text:span></text:h>
      <text:p text:style-name="Text_20_body">Si nada funciona, implementa carga bajo demanda:</text:p>
      <text:p text:style-name="P3">python</text:p>
      <text:p text:style-name="P2"><text:span text:style-name="Source_20_Text"><text:span text:style-name="T3">class</text:span></text:span><text:span text:style-name="Source_20_Text"><text:span text:style-name="T1"> </text:span></text:span><text:span text:style-name="Source_20_Text"><text:span text:style-name="T6">LazyModelLoader</text:span></text:span><text:span text:style-name="Source_20_Text"><text:span text:style-name="T4">:</text:span></text:span></text:p>
      <text:p text:style-name="P2"><text:span text:style-name="Source_20_Text"><text:span text:style-name="T1"><text:s text:c="4"/></text:span></text:span><text:span text:style-name="Source_20_Text"><text:span text:style-name="T3">def</text:span></text:span><text:span text:style-name="Source_20_Text"><text:span text:style-name="T1"> </text:span></text:span><text:span text:style-name="Source_20_Text"><text:span text:style-name="T2">__init__</text:span></text:span><text:span text:style-name="Source_20_Text"><text:span text:style-name="T4">(</text:span></text:span><text:span text:style-name="Source_20_Text"><text:span text:style-name="T1">self</text:span></text:span><text:span text:style-name="Source_20_Text"><text:span text:style-name="T4">,</text:span></text:span><text:span text:style-name="Source_20_Text"><text:span text:style-name="T1"> weights_path</text:span></text:span><text:span text:style-name="Source_20_Text"><text:span text:style-name="T4">):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weights_path </text:span></text:span><text:span text:style-name="Source_20_Text"><text:span text:style-name="T2">=</text:span></text:span><text:span text:style-name="Source_20_Text"><text:span text:style-name="T1"> weights_path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_model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6">None</text:span></text:span></text:p>
      <text:p text:style-name="P4"><text:span text:style-name="Source_20_Text"><text:span text:style-name="T1"><text:s text:c="4"/></text:span></text:span></text:p>
      <text:p text:style-name="P2"><text:span text:style-name="Source_20_Text"><text:span text:style-name="T1"><text:s text:c="4"/></text:span></text:span><text:span text:style-name="Source_20_Text"><text:span text:style-name="T3">def</text:span></text:span><text:span text:style-name="Source_20_Text"><text:span text:style-name="T1"> </text:span></text:span><text:span text:style-name="Source_20_Text"><text:span text:style-name="T2">get_model</text:span></text:span><text:span text:style-name="Source_20_Text"><text:span text:style-name="T4">(</text:span></text:span><text:span text:style-name="Source_20_Text"><text:span text:style-name="T1">self</text:span></text:span><text:span text:style-name="Source_20_Text"><text:span text:style-name="T4">):</text:span></text:span></text:p>
      <text:p text:style-name="P2"><text:span text:style-name="Source_20_Text"><text:span text:style-name="T1"><text:s text:c="8"/></text:span></text:span><text:span text:style-name="Source_20_Text"><text:span text:style-name="T3">if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_model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6">None</text:span></text:span><text:span text:style-name="Source_20_Text"><text:span text:style-name="T4">:</text:span></text:span></text:p>
      <text:p text:style-name="P2"><text:span text:style-name="Source_20_Text"><text:span text:style-name="T1"><text:s text:c="12"/># Cargar solo cuando se necesite</text:span></text:span></text:p>
      <text:p text:style-name="P2"><text:span text:style-name="Source_20_Text"><text:span text:style-name="T1"><text:s text:c="12"/>self</text:span></text:span><text:span text:style-name="Source_20_Text"><text:span text:style-name="T4">.</text:span></text:span><text:span text:style-name="Source_20_Text"><text:span text:style-name="T1">_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16"/>self</text:span></text:span><text:span text:style-name="Source_20_Text"><text:span text:style-name="T4">.</text:span></text:span><text:span text:style-name="Source_20_Text"><text:span text:style-name="T1">weights_path</text:span></text:span><text:span text:style-name="Source_20_Text"><text:span text:style-name="T4">,</text:span></text:span></text:p>
      <text:p text:style-name="P2"><text:span text:style-name="Source_20_Text"><text:span text:style-name="T1"><text:s text:c="16"/>low_cpu_mem_usage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pan text:style-name="Source_20_Text"><text:span text:style-name="T1"><text:s text:c="16"/>device_map</text:span></text:span><text:span text:style-name="Source_20_Text"><text:span text:style-name="T2">=</text:span></text:span><text:span text:style-name="Source_20_Text"><text:span text:style-name="T5">"auto"</text:span></text:span></text:p>
      <text:p text:style-name="P2"><text:span text:style-name="Source_20_Text"><text:span text:style-name="T1"><text:s text:c="12"/></text:span></text:span><text:span text:style-name="Source_20_Text"><text:span text:style-name="T4">)</text:span></text:span></text:p>
      <text:p text:style-name="P2"><text:soft-page-break/><text:span text:style-name="Source_20_Text"><text:span text:style-name="T1"><text:s text:c="8"/></text:span></text:span><text:span text:style-name="Source_20_Text"><text:span text:style-name="T3">return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_model</text:span></text:span></text:p>
      <text:p text:style-name="P4"><text:span text:style-name="Source_20_Text"><text:span text:style-name="T1"><text:s text:c="4"/></text:span></text:span></text:p>
      <text:p text:style-name="P2"><text:span text:style-name="Source_20_Text"><text:span text:style-name="T1"><text:s text:c="4"/></text:span></text:span><text:span text:style-name="Source_20_Text"><text:span text:style-name="T3">def</text:span></text:span><text:span text:style-name="Source_20_Text"><text:span text:style-name="T1"> </text:span></text:span><text:span text:style-name="Source_20_Text"><text:span text:style-name="T2">unload</text:span></text:span><text:span text:style-name="Source_20_Text"><text:span text:style-name="T4">(</text:span></text:span><text:span text:style-name="Source_20_Text"><text:span text:style-name="T1">self</text:span></text:span><text:span text:style-name="Source_20_Text"><text:span text:style-name="T4">):</text:span></text:span></text:p>
      <text:p text:style-name="P2"><text:span text:style-name="Source_20_Text"><text:span text:style-name="T1"><text:s text:c="8"/></text:span></text:span><text:span text:style-name="Source_20_Text"><text:span text:style-name="T3">if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_model </text:span></text:span><text:span text:style-name="Source_20_Text"><text:span text:style-name="T3">is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</text:span></text:span><text:span text:style-name="Source_20_Text"><text:span text:style-name="T6">None</text:span></text:span><text:span text:style-name="Source_20_Text"><text:span text:style-name="T4">:</text:span></text:span></text:p>
      <text:p text:style-name="P2"><text:span text:style-name="Source_20_Text"><text:span text:style-name="T1"><text:s text:c="12"/></text:span></text:span><text:span text:style-name="Source_20_Text"><text:span text:style-name="T3">del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_model</text:span></text:span></text:p>
      <text:p text:style-name="P2"><text:span text:style-name="Source_20_Text"><text:span text:style-name="T1"><text:s text:c="12"/>self</text:span></text:span><text:span text:style-name="Source_20_Text"><text:span text:style-name="T4">.</text:span></text:span><text:span text:style-name="Source_20_Text"><text:span text:style-name="T1">_model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6">None</text:span></text:span></text:p>
      <text:p text:style-name="P2"><text:span text:style-name="Source_20_Text"><text:span text:style-name="T1"><text:s text:c="12"/>gc</text:span></text:span><text:span text:style-name="Source_20_Text"><text:span text:style-name="T4">.</text:span></text:span><text:span text:style-name="Source_20_Text"><text:span text:style-name="T1">collect</text:span></text:span><text:span text:style-name="Source_20_Text"><text:span text:style-name="T4">()</text:span></text:span></text:p>
      <text:p text:style-name="P2"><text:span text:style-name="Source_20_Text"><text:span text:style-name="T1"><text:s text:c="12"/></text:span></text:span><text:span text:style-name="Source_20_Text"><text:span text:style-name="T3">if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cuda</text:span></text:span><text:span text:style-name="Source_20_Text"><text:span text:style-name="T4">.</text:span></text:span><text:span text:style-name="Source_20_Text"><text:span text:style-name="T1">is_available</text:span></text:span><text:span text:style-name="Source_20_Text"><text:span text:style-name="T4">():</text:span></text:span></text:p>
      <text:p text:style-name="P1"><text:span text:style-name="Source_20_Text"><text:span text:style-name="T1"><text:s text:c="16"/>torch</text:span></text:span><text:span text:style-name="Source_20_Text"><text:span text:style-name="T4">.</text:span></text:span><text:span text:style-name="Source_20_Text"><text:span text:style-name="T1">cuda</text:span></text:span><text:span text:style-name="Source_20_Text"><text:span text:style-name="T4">.</text:span></text:span><text:span text:style-name="Source_20_Text"><text:span text:style-name="T1">empty_cache</text:span></text:span><text:span text:style-name="Source_20_Text"><text:span text:style-name="T4">()</text:span></text:span></text:p>
      <text:p text:style-name="Horizontal_20_Line"/>
      <text:h text:style-name="Heading_20_2" text:outline-level="2">🧪 <text:span text:style-name="Strong_20_Emphasis">EXPERIMENTO INMEDIATO (5 minutos)</text:span></text:h>
      <text:p text:style-name="Text_20_body">Antes de implementar las soluciones, <text:span text:style-name="Strong_20_Emphasis">confirma el diagnóstico</text:span>:</text:p>
      <text:h text:style-name="Heading_20_3" text:outline-level="3"><text:span text:style-name="Strong_20_Emphasis">Paso 1: Mide el tamaño del modelo</text:span></text:h>
      <text:p text:style-name="P3">python</text:p>
      <text:p text:style-name="P2"><text:span text:style-name="Source_20_Text"><text:span text:style-name="T3">import</text:span></text:span><text:span text:style-name="Source_20_Text"><text:span text:style-name="T1"> os</text:span></text:span></text:p>
      <text:p text:style-name="P2"><text:span text:style-name="Source_20_Text"><text:span text:style-name="T3">from</text:span></text:span><text:span text:style-name="Source_20_Text"><text:span text:style-name="T1"> pathlib </text:span></text:span><text:span text:style-name="Source_20_Text"><text:span text:style-name="T3">import</text:span></text:span><text:span text:style-name="Source_20_Text"><text:span text:style-name="T1"> Path</text:span></text:span></text:p>
      <text:p text:style-name="P4"/>
      <text:p text:style-name="P2"><text:span text:style-name="Source_20_Text"><text:span text:style-name="T1">weights_path </text:span></text:span><text:span text:style-name="Source_20_Text"><text:span text:style-name="T2">=</text:span></text:span><text:span text:style-name="Source_20_Text"><text:span text:style-name="T1"> Path</text:span></text:span><text:span text:style-name="Source_20_Text"><text:span text:style-name="T4">(</text:span></text:span><text:span text:style-name="Source_20_Text"><text:span text:style-name="T5">"ruta/a/pesos/sam3"</text:span></text:span><text:span text:style-name="Source_20_Text"><text:span text:style-name="T4">)</text:span></text:span></text:p>
      <text:p text:style-name="P2"><text:span text:style-name="Source_20_Text"><text:span text:style-name="T1">total_siz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sum</text:span></text:span><text:span text:style-name="Source_20_Text"><text:span text:style-name="T4">(</text:span></text:span><text:span text:style-name="Source_20_Text"><text:span text:style-name="T1">f</text:span></text:span><text:span text:style-name="Source_20_Text"><text:span text:style-name="T4">.</text:span></text:span><text:span text:style-name="Source_20_Text"><text:span text:style-name="T1">stat</text:span></text:span><text:span text:style-name="Source_20_Text"><text:span text:style-name="T4">().</text:span></text:span><text:span text:style-name="Source_20_Text"><text:span text:style-name="T1">st_size </text:span></text:span><text:span text:style-name="Source_20_Text"><text:span text:style-name="T3">for</text:span></text:span><text:span text:style-name="Source_20_Text"><text:span text:style-name="T1"> f </text:span></text:span><text:span text:style-name="Source_20_Text"><text:span text:style-name="T3">in</text:span></text:span><text:span text:style-name="Source_20_Text"><text:span text:style-name="T1"> weights_path</text:span></text:span><text:span text:style-name="Source_20_Text"><text:span text:style-name="T4">.</text:span></text:span><text:span text:style-name="Source_20_Text"><text:span text:style-name="T1">rglob</text:span></text:span><text:span text:style-name="Source_20_Text"><text:span text:style-name="T4">(</text:span></text:span><text:span text:style-name="Source_20_Text"><text:span text:style-name="T5">"*"</text:span></text:span><text:span text:style-name="Source_20_Text"><text:span text:style-name="T4">)</text:span></text:span><text:span text:style-name="Source_20_Text"><text:span text:style-name="T1"> </text:span></text:span><text:span text:style-name="Source_20_Text"><text:span text:style-name="T3">if</text:span></text:span><text:span text:style-name="Source_20_Text"><text:span text:style-name="T1"> f</text:span></text:span><text:span text:style-name="Source_20_Text"><text:span text:style-name="T4">.</text:span></text:span><text:span text:style-name="Source_20_Text"><text:span text:style-name="T1">is_file</text:span></text:span><text:span text:style-name="Source_20_Text"><text:span text:style-name="T4">())</text:span></text:span></text:p>
      <text:p text:style-name="P1"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5">f"Tamaño total de pesos: </text:span></text:span><text:span text:style-name="Source_20_Text"><text:span text:style-name="T4">{</text:span></text:span><text:span text:style-name="Source_20_Text"><text:span text:style-name="T1">total_size </text:span></text:span><text:span text:style-name="Source_20_Text"><text:span text:style-name="T2">/</text:span></text:span><text:span text:style-name="Source_20_Text"><text:span text:style-name="T1"> </text:span></text:span><text:span text:style-name="Source_20_Text"><text:span text:style-name="T4">(</text:span></text:span><text:span text:style-name="Source_20_Text"><text:span text:style-name="T6">1024</text:span></text:span><text:span text:style-name="Source_20_Text"><text:span text:style-name="T2">**</text:span></text:span><text:span text:style-name="Source_20_Text"><text:span text:style-name="T6">3</text:span></text:span><text:span text:style-name="Source_20_Text"><text:span text:style-name="T4">):</text:span></text:span><text:span text:style-name="Source_20_Text"><text:span text:style-name="T1">.2f</text:span></text:span><text:span text:style-name="Source_20_Text"><text:span text:style-name="T4">}</text:span></text:span><text:span text:style-name="Source_20_Text"><text:span text:style-name="T5"> GB"</text:span></text:span><text:span text:style-name="Source_20_Text"><text:span text:style-name="T4">)</text:span></text:span></text:p>
      <text:p text:style-name="Text_20_body"><text:span text:style-name="Strong_20_Emphasis">Si es &gt; 2 GB</text:span>: Confirmado, el modelo es demasiado grande.</text:p>
      <text:p text:style-name="Horizontal_20_Line"/>
      <text:h text:style-name="Heading_20_3" text:outline-level="3"><text:span text:style-name="Strong_20_Emphasis">Paso 2: Monitorea la memoria durante la carga</text:span></text:h>
      <text:p text:style-name="Text_20_body">Modifica <text:span text:style-name="Source_20_Text">sam3_runner.py</text:span>:</text:p>
      <text:p text:style-name="P3">python</text:p>
      <text:p text:style-name="P2"><text:span text:style-name="Source_20_Text"><text:span text:style-name="T3">import</text:span></text:span><text:span text:style-name="Source_20_Text"><text:span text:style-name="T1"> psutil</text:span></text:span></text:p>
      <text:p text:style-name="P4"/>
      <text:p text:style-name="P2"><text:span text:style-name="Source_20_Text"><text:span text:style-name="T3">def</text:span></text:span><text:span text:style-name="Source_20_Text"><text:span text:style-name="T1"> </text:span></text:span><text:span text:style-name="Source_20_Text"><text:span text:style-name="T2">load_model</text:span></text:span><text:span text:style-name="Source_20_Text"><text:span text:style-name="T4">(</text:span></text:span><text:span text:style-name="Source_20_Text"><text:span text:style-name="T1">self</text:span></text:span><text:span text:style-name="Source_20_Text"><text:span text:style-name="T4">,</text:span></text:span><text:span text:style-name="Source_20_Text"><text:span text:style-name="T1"> </text:span></text:span><text:span text:style-name="Source_20_Text"><text:span text:style-name="T4">...):</text:span></text:span></text:p>
      <text:p text:style-name="P2"><text:span text:style-name="Source_20_Text"><text:span text:style-name="T1"><text:s text:c="4"/>process </text:span></text:span><text:span text:style-name="Source_20_Text"><text:span text:style-name="T2">=</text:span></text:span><text:span text:style-name="Source_20_Text"><text:span text:style-name="T1"> psutil</text:span></text:span><text:span text:style-name="Source_20_Text"><text:span text:style-name="T4">.</text:span></text:span><text:span text:style-name="Source_20_Text"><text:span text:style-name="T1">Process</text:span></text:span><text:span text:style-name="Source_20_Text"><text:span text:style-name="T4">()</text:span></text:span></text:p>
      <text:p text:style-name="P4"><text:span text:style-name="Source_20_Text"><text:span text:style-name="T1"><text:s text:c="4"/></text:span></text:span></text:p>
      <text:p text:style-name="P2"><text:span text:style-name="Source_20_Text"><text:span text:style-name="T1"><text:s text:c="4"/></text:span></text:span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5">f"[ANTES] RAM usada: </text:span></text:span><text:span text:style-name="Source_20_Text"><text:span text:style-name="T4">{</text:span></text:span><text:span text:style-name="Source_20_Text"><text:span text:style-name="T1">process</text:span></text:span><text:span text:style-name="Source_20_Text"><text:span text:style-name="T4">.</text:span></text:span><text:span text:style-name="Source_20_Text"><text:span text:style-name="T1">memory_info</text:span></text:span><text:span text:style-name="Source_20_Text"><text:span text:style-name="T4">().</text:span></text:span><text:span text:style-name="Source_20_Text"><text:span text:style-name="T1">rss </text:span></text:span><text:span text:style-name="Source_20_Text"><text:span text:style-name="T2">/</text:span></text:span><text:span text:style-name="Source_20_Text"><text:span text:style-name="T1"> </text:span></text:span><text:span text:style-name="Source_20_Text"><text:span text:style-name="T4">(</text:span></text:span><text:span text:style-name="Source_20_Text"><text:span text:style-name="T6">1024</text:span></text:span><text:span text:style-name="Source_20_Text"><text:span text:style-name="T2">**</text:span></text:span><text:span text:style-name="Source_20_Text"><text:span text:style-name="T6">3</text:span></text:span><text:span text:style-name="Source_20_Text"><text:span text:style-name="T4">):</text:span></text:span><text:span text:style-name="Source_20_Text"><text:span text:style-name="T1">.2f</text:span></text:span><text:span text:style-name="Source_20_Text"><text:span text:style-name="T4">}</text:span></text:span><text:span text:style-name="Source_20_Text"><text:span text:style-name="T5"> GB"</text:span></text:span><text:span text:style-name="Source_20_Text"><text:span text:style-name="T4">)</text:span></text:span></text:p>
      <text:p text:style-name="P4"><text:span text:style-name="Source_20_Text"><text:span text:style-name="T1"><text:s text:c="4"/></text:span></text:span></text:p>
      <text:p text:style-name="P2"><text:span text:style-name="Source_20_Text"><text:span text:style-name="T1"><text:s text:c="4"/>self</text:span></text:span><text:span text:style-name="Source_20_Text"><text:span text:style-name="T4">.</text:span></text:span><text:span text:style-name="Source_20_Text"><text:span text:style-name="T1">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...)</text:span></text:span><text:span text:style-name="Source_20_Text"><text:span text:style-name="T1"> <text:s/># Aquí es donde se congela</text:span></text:span></text:p>
      <text:p text:style-name="P4"><text:span text:style-name="Source_20_Text"><text:span text:style-name="T1"><text:s text:c="4"/></text:span></text:span></text:p>
      <text:p text:style-name="P1"><text:span text:style-name="Source_20_Text"><text:span text:style-name="T1"><text:s text:c="4"/></text:span></text:span><text:span text:style-name="Source_20_Text"><text:span text:style-name="T3">print</text:span></text:span><text:span text:style-name="Source_20_Text"><text:span text:style-name="T4">(</text:span></text:span><text:span text:style-name="Source_20_Text"><text:span text:style-name="T5">f"[DESPUÉS] RAM usada: </text:span></text:span><text:span text:style-name="Source_20_Text"><text:span text:style-name="T4">{</text:span></text:span><text:span text:style-name="Source_20_Text"><text:span text:style-name="T1">process</text:span></text:span><text:span text:style-name="Source_20_Text"><text:span text:style-name="T4">.</text:span></text:span><text:span text:style-name="Source_20_Text"><text:span text:style-name="T1">memory_info</text:span></text:span><text:span text:style-name="Source_20_Text"><text:span text:style-name="T4">().</text:span></text:span><text:span text:style-name="Source_20_Text"><text:span text:style-name="T1">rss </text:span></text:span><text:span text:style-name="Source_20_Text"><text:span text:style-name="T2">/</text:span></text:span><text:span text:style-name="Source_20_Text"><text:span text:style-name="T1"> </text:span></text:span><text:span text:style-name="Source_20_Text"><text:span text:style-name="T4">(</text:span></text:span><text:span text:style-name="Source_20_Text"><text:span text:style-name="T6">1024</text:span></text:span><text:span text:style-name="Source_20_Text"><text:span text:style-name="T2">**</text:span></text:span><text:span text:style-name="Source_20_Text"><text:span text:style-name="T6">3</text:span></text:span><text:span text:style-name="Source_20_Text"><text:span text:style-name="T4">):</text:span></text:span><text:span text:style-name="Source_20_Text"><text:span text:style-name="T1">.2f</text:span></text:span><text:span text:style-name="Source_20_Text"><text:span text:style-name="T4">}</text:span></text:span><text:span text:style-name="Source_20_Text"><text:span text:style-name="T5"> GB"</text:span></text:span><text:span text:style-name="Source_20_Text"><text:span text:style-name="T4">)</text:span></text:span></text:p>
      <text:p text:style-name="Text_20_body">Ejecuta y <text:span text:style-name="Strong_20_Emphasis">observa el Monitor de Recursos</text:span>. Si:</text:p>
      <text:list text:style-name="L15">
        <text:list-item>
          <text:p text:style-name="P38">RAM sube de 2 GB → 8 GB → Disco al 100% → <text:span text:style-name="Strong_20_Emphasis">Freeze</text:span> </text:p>
        </text:list-item>
      </text:list>
      <text:p text:style-name="Text_20_body"><text:span text:style-name="Strong_20_Emphasis">Entonces es 100% el problema de memoria</text:span>.</text:p>
      <text:p text:style-name="Horizontal_20_Line"/>
      <text:h text:style-name="Heading_20_2" text:outline-level="2">📊 <text:span text:style-name="Strong_20_Emphasis">TU PRÓXIMO PASO (orden recomendado)</text:span></text:h>
      <text:list text:style-name="L16">
        <text:list-item>
          <text:p text:style-name="P40">✅ <text:span text:style-name="Strong_20_Emphasis">Implementa Solución 1</text:span> (<text:span text:style-name="Source_20_Text">low_cpu_mem_usage=True</text:span>) - <text:span text:style-name="Strong_20_Emphasis">PRUEBA ESTO </text:span><text:soft-page-break/><text:span text:style-name="Strong_20_Emphasis">PRIMERO</text:span> </text:p>
        </text:list-item>
        <text:list-item>
          <text:p text:style-name="P40">✅ Cierra Edge/Codex y prueba de nuevo </text:p>
        </text:list-item>
        <text:list-item>
          <text:p text:style-name="P40">✅ Si falla, implementa Solución 2 (<text:span text:style-name="Source_20_Text">mmap=True</text:span>) </text:p>
        </text:list-item>
        <text:list-item>
          <text:p text:style-name="P40">✅ Si aún falla, aumenta el archivo de paginación (Solución 3) </text:p>
        </text:list-item>
        <text:list-item>
          <text:p text:style-name="P39">✅ Si nada funciona, usa un modelo más pequeño (SAM-2 o SAM-Base) </text:p>
        </text:list-item>
      </text:list>
      <text:p text:style-name="Horizontal_20_Line"/>
      <text:h text:style-name="Heading_20_2" text:outline-level="2">🔍 <text:span text:style-name="Strong_20_Emphasis">Código actualizado de </text:span><text:span text:style-name="Strong_20_Emphasis"><text:span text:style-name="Source_20_Text">sam3_runner.py</text:span></text:span><text:span text:style-name="Strong_20_Emphasis"> (línea ~65-75)</text:span></text:h>
      <text:p text:style-name="P3">python</text:p>
      <text:p text:style-name="P2"><text:span text:style-name="Source_20_Text"><text:span text:style-name="T3">def</text:span></text:span><text:span text:style-name="Source_20_Text"><text:span text:style-name="T1"> </text:span></text:span><text:span text:style-name="Source_20_Text"><text:span text:style-name="T2">load_model</text:span></text:span><text:span text:style-name="Source_20_Text"><text:span text:style-name="T4">(</text:span></text:span></text:p>
      <text:p text:style-name="P2"><text:span text:style-name="Source_20_Text"><text:span text:style-name="T1"><text:s text:c="4"/>self</text:span></text:span><text:span text:style-name="Source_20_Text"><text:span text:style-name="T4">,</text:span></text:span></text:p>
      <text:p text:style-name="P2"><text:span text:style-name="Source_20_Text"><text:span text:style-name="T1"><text:s text:c="4"/>safe_mode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5">bool</text:span></text:span><text:span text:style-name="Source_20_Text"><text:span text:style-name="T1">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pan text:style-name="Source_20_Text"><text:span text:style-name="T1"><text:s text:c="4"/>device_preference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5">str</text:span></text:span><text:span text:style-name="Source_20_Text"><text:span text:style-name="T1">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"auto"</text:span></text:span><text:span text:style-name="Source_20_Text"><text:span text:style-name="T4">,</text:span></text:span></text:p>
      <text:p text:style-name="P2"><text:span text:style-name="Source_20_Text"><text:span text:style-name="T1"><text:s text:c="4"/>box_threshold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5">float</text:span></text:span><text:span text:style-name="Source_20_Text"><text:span text:style-name="T1">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6">0.5</text:span></text:span><text:span text:style-name="Source_20_Text"><text:span text:style-name="T4">,</text:span></text:span></text:p>
      <text:p text:style-name="P2"><text:span text:style-name="Source_20_Text"><text:span text:style-name="T1"><text:s text:c="4"/>mask_threshold</text:span></text:span><text:span text:style-name="Source_20_Text"><text:span text:style-name="T4">:</text:span></text:span><text:span text:style-name="Source_20_Text"><text:span text:style-name="T1"> </text:span></text:span><text:span text:style-name="Source_20_Text"><text:span text:style-name="T5">float</text:span></text:span><text:span text:style-name="Source_20_Text"><text:span text:style-name="T1">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6">0.5</text:span></text:span><text:span text:style-name="Source_20_Text"><text:span text:style-name="T4">,</text:span></text:span></text:p>
      <text:p text:style-name="P2"><text:span text:style-name="Source_20_Text"><text:span text:style-name="T4">)</text:span></text:span><text:span text:style-name="Source_20_Text"><text:span text:style-name="T1"> </text:span></text:span><text:span text:style-name="Source_20_Text"><text:span text:style-name="T2">-&gt;</text:span></text:span><text:span text:style-name="Source_20_Text"><text:span text:style-name="T1"> </text:span></text:span><text:span text:style-name="Source_20_Text"><text:span text:style-name="T6">None</text:span></text:span><text:span text:style-name="Source_20_Text"><text:span text:style-name="T4">:</text:span></text:span></text:p>
      <text:p text:style-name="P2"><text:span text:style-name="Source_20_Text"><text:span text:style-name="T1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weights_path</text:span></text:span><text:span text:style-name="Source_20_Text"><text:span text:style-name="T4">.</text:span></text:span><text:span text:style-name="Source_20_Text"><text:span text:style-name="T1">exists</text:span></text:span><text:span text:style-name="Source_20_Text"><text:span text:style-name="T4">():</text:span></text:span></text:p>
      <text:p text:style-name="P2"><text:span text:style-name="Source_20_Text"><text:span text:style-name="T1"><text:s text:c="8"/></text:span></text:span><text:span text:style-name="Source_20_Text"><text:span text:style-name="T3">raise</text:span></text:span><text:span text:style-name="Source_20_Text"><text:span text:style-name="T1"> FileNotFoundError</text:span></text:span><text:span text:style-name="Source_20_Text"><text:span text:style-name="T4">(</text:span></text:span><text:span text:style-name="Source_20_Text"><text:span text:style-name="T5">f"SAM-3 weights not found at </text:span></text:span><text:span text:style-name="Source_20_Text"><text:span text:style-name="T4">{</text:span></text:span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weights_path</text:span></text:span><text:span text:style-name="Source_20_Text"><text:span text:style-name="T4">}</text:span></text:span><text:span text:style-name="Source_20_Text"><text:span text:style-name="T5">"</text:span></text:span><text:span text:style-name="Source_20_Text"><text:span text:style-name="T4">)</text:span></text:span></text:p>
      <text:p text:style-name="P2"><text:span text:style-name="Source_20_Text"><text:span text:style-name="T1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torch</text:span></text:span><text:span text:style-name="Source_20_Text"><text:span text:style-name="T4">:</text:span></text:span></text:p>
      <text:p text:style-name="P2"><text:span text:style-name="Source_20_Text"><text:span text:style-name="T1"><text:s text:c="8"/></text:span></text:span><text:span text:style-name="Source_20_Text"><text:span text:style-name="T3">raise</text:span></text:span><text:span text:style-name="Source_20_Text"><text:span text:style-name="T1"> RuntimeError</text:span></text:span><text:span text:style-name="Source_20_Text"><text:span text:style-name="T4">(</text:span></text:span><text:span text:style-name="Source_20_Text"><text:span text:style-name="T5">"PyTorch is required for SAM-3 inference"</text:span></text:span><text:span text:style-name="Source_20_Text"><text:span text:style-name="T4">)</text:span></text:span></text:p>
      <text:p text:style-name="P4"/>
      <text:p text:style-name="P2"><text:span text:style-name="Source_20_Text"><text:span text:style-name="T1"><text:s text:c="4"/></text:span></text:span><text:span text:style-name="Source_20_Text"><text:span text:style-name="T3">try</text:span></text:span><text:span text:style-name="Source_20_Text"><text:span text:style-name="T4">:</text:span></text:span></text:p>
      <text:p text:style-name="P2"><text:span text:style-name="Source_20_Text"><text:span text:style-name="T1"><text:s text:c="8"/></text:span></text:span><text:span text:style-name="Source_20_Text"><text:span text:style-name="T3">from</text:span></text:span><text:span text:style-name="Source_20_Text"><text:span text:style-name="T1"> transformers </text:span></text:span><text:span text:style-name="Source_20_Text"><text:span text:style-name="T3">import</text:span></text:span><text:span text:style-name="Source_20_Text"><text:span text:style-name="T1"> Sam3Model</text:span></text:span><text:span text:style-name="Source_20_Text"><text:span text:style-name="T4">,</text:span></text:span><text:span text:style-name="Source_20_Text"><text:span text:style-name="T1"> Sam3Processor</text:span></text:span></text:p>
      <text:p text:style-name="P2"><text:span text:style-name="Source_20_Text"><text:span text:style-name="T1"><text:s text:c="4"/></text:span></text:span><text:span text:style-name="Source_20_Text"><text:span text:style-name="T3">except</text:span></text:span><text:span text:style-name="Source_20_Text"><text:span text:style-name="T1"> Exception </text:span></text:span><text:span text:style-name="Source_20_Text"><text:span text:style-name="T3">as</text:span></text:span><text:span text:style-name="Source_20_Text"><text:span text:style-name="T1"> exc</text:span></text:span><text:span text:style-name="Source_20_Text"><text:span text:style-name="T4">:</text:span></text:span></text:p>
      <text:p text:style-name="P2"><text:span text:style-name="Source_20_Text"><text:span text:style-name="T1"><text:s text:c="8"/></text:span></text:span><text:span text:style-name="Source_20_Text"><text:span text:style-name="T3">raise</text:span></text:span><text:span text:style-name="Source_20_Text"><text:span text:style-name="T1"> RuntimeError</text:span></text:span><text:span text:style-name="Source_20_Text"><text:span text:style-name="T4">(</text:span></text:span><text:span text:style-name="Source_20_Text"><text:span text:style-name="T5">"transformers does not include SAM-3 support"</text:span></text:span><text:span text:style-name="Source_20_Text"><text:span text:style-name="T4">)</text:span></text:span><text:span text:style-name="Source_20_Text"><text:span text:style-name="T1"> </text:span></text:span><text:span text:style-name="Source_20_Text"><text:span text:style-name="T3">from</text:span></text:span><text:span text:style-name="Source_20_Text"><text:span text:style-name="T1"> exc</text:span></text:span></text:p>
      <text:p text:style-name="P4"/>
      <text:p text:style-name="P2"><text:span text:style-name="Source_20_Text"><text:span text:style-name="T1"><text:s text:c="4"/>device_preferenc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4">(</text:span></text:span><text:span text:style-name="Source_20_Text"><text:span text:style-name="T1">device_preference </text:span></text:span><text:span text:style-name="Source_20_Text"><text:span text:style-name="T3">or</text:span></text:span><text:span text:style-name="Source_20_Text"><text:span text:style-name="T1"> </text:span></text:span><text:span text:style-name="Source_20_Text"><text:span text:style-name="T5">"auto"</text:span></text:span><text:span text:style-name="Source_20_Text"><text:span text:style-name="T4">).</text:span></text:span><text:span text:style-name="Source_20_Text"><text:span text:style-name="T1">lower</text:span></text:span><text:span text:style-name="Source_20_Text"><text:span text:style-name="T4">()</text:span></text:span></text:p>
      <text:p text:style-name="P2"><text:span text:style-name="Source_20_Text"><text:span text:style-name="T1"><text:s text:c="4"/>self</text:span></text:span><text:span text:style-name="Source_20_Text"><text:span text:style-name="T4">.</text:span></text:span><text:span text:style-name="Source_20_Text"><text:span text:style-name="T1">safe_mode </text:span></text:span><text:span text:style-name="Source_20_Text"><text:span text:style-name="T2">=</text:span></text:span><text:span text:style-name="Source_20_Text"><text:span text:style-name="T1"> safe_mode</text:span></text:span></text:p>
      <text:p text:style-name="P2"><text:span text:style-name="Source_20_Text"><text:span text:style-name="T1"><text:s text:c="4"/>self</text:span></text:span><text:span text:style-name="Source_20_Text"><text:span text:style-name="T4">.</text:span></text:span><text:span text:style-name="Source_20_Text"><text:span text:style-name="T1">device_preference </text:span></text:span><text:span text:style-name="Source_20_Text"><text:span text:style-name="T2">=</text:span></text:span><text:span text:style-name="Source_20_Text"><text:span text:style-name="T1"> device_preference</text:span></text:span></text:p>
      <text:p text:style-name="P2"><text:span text:style-name="Source_20_Text"><text:span text:style-name="T1"><text:s text:c="4"/>self</text:span></text:span><text:span text:style-name="Source_20_Text"><text:span text:style-name="T4">.</text:span></text:span><text:span text:style-name="Source_20_Text"><text:span text:style-name="T1">box_threshold </text:span></text:span><text:span text:style-name="Source_20_Text"><text:span text:style-name="T2">=</text:span></text:span><text:span text:style-name="Source_20_Text"><text:span text:style-name="T1"> box_threshold</text:span></text:span></text:p>
      <text:p text:style-name="P2"><text:span text:style-name="Source_20_Text"><text:span text:style-name="T1"><text:s text:c="4"/>self</text:span></text:span><text:span text:style-name="Source_20_Text"><text:span text:style-name="T4">.</text:span></text:span><text:span text:style-name="Source_20_Text"><text:span text:style-name="T1">mask_threshold </text:span></text:span><text:span text:style-name="Source_20_Text"><text:span text:style-name="T2">=</text:span></text:span><text:span text:style-name="Source_20_Text"><text:span text:style-name="T1"> mask_threshold</text:span></text:span></text:p>
      <text:p text:style-name="P4"/>
      <text:p text:style-name="P2"><text:span text:style-name="Source_20_Text"><text:span text:style-name="T1"><text:s text:c="4"/># Determinar device</text:span></text:span></text:p>
      <text:p text:style-name="P2"><text:span text:style-name="Source_20_Text"><text:span text:style-name="T1"><text:s text:c="4"/></text:span></text:span><text:span text:style-name="Source_20_Text"><text:span text:style-name="T3">if</text:span></text:span><text:span text:style-name="Source_20_Text"><text:span text:style-name="T1"> safe_mode</text:span></text:span><text:span text:style-name="Source_20_Text"><text:span text:style-name="T4">:</text:span></text:span></text:p>
      <text:p text:style-name="P2"><text:span text:style-name="Source_20_Text"><text:span text:style-name="T1"><text:s text:c="8"/>use_cuda </text:span></text:span><text:span text:style-name="Source_20_Text"><text:span text:style-name="T2">=</text:span></text:span><text:span text:style-name="Source_20_Text"><text:span text:style-name="T1"> device_preference </text:span></text:span><text:span text:style-name="Source_20_Text"><text:span text:style-name="T2">=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and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cuda</text:span></text:span><text:span text:style-name="Source_20_Text"><text:span text:style-name="T4">.</text:span></text:span><text:span text:style-name="Source_20_Text"><text:span text:style-name="T1">is_available</text:span></text:span><text:span text:style-name="Source_20_Text"><text:span text:style-name="T4">()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if</text:span></text:span><text:span text:style-name="Source_20_Text"><text:span text:style-name="T1"> use_cuda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5">"cpu"</text:span></text:span></text:p>
      <text:p text:style-name="P2"><text:span text:style-name="Source_20_Text"><text:span text:style-name="T1"><text:s text:c="4"/></text:span></text:span><text:span text:style-name="Source_20_Text"><text:span text:style-name="T3">else</text:span></text:span><text:span text:style-name="Source_20_Text"><text:span text:style-name="T4">:</text:span></text:span></text:p>
      <text:p text:style-name="P2"><text:span text:style-name="Source_20_Text"><text:span text:style-name="T1"><text:s text:c="8"/></text:span></text:span><text:span text:style-name="Source_20_Text"><text:span text:style-name="T3">if</text:span></text:span><text:span text:style-name="Source_20_Text"><text:span text:style-name="T1"> device_preference </text:span></text:span><text:span text:style-name="Source_20_Text"><text:span text:style-name="T2">==</text:span></text:span><text:span text:style-name="Source_20_Text"><text:span text:style-name="T1"> </text:span></text:span><text:span text:style-name="Source_20_Text"><text:span text:style-name="T5">"cpu"</text:span></text:span><text:span text:style-name="Source_20_Text"><text:span text:style-name="T4">:</text:span></text:span></text:p>
      <text:p text:style-name="P2"><text:span text:style-name="Source_20_Text"><text:span text:style-name="T1"><text:s text:c="12"/>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"cpu"</text:span></text:span></text:p>
      <text:p text:style-name="P2"><text:span text:style-name="Source_20_Text"><text:span text:style-name="T1"><text:s text:c="8"/></text:span></text:span><text:span text:style-name="Source_20_Text"><text:span text:style-name="T3">elif</text:span></text:span><text:span text:style-name="Source_20_Text"><text:span text:style-name="T1"> device_preference </text:span></text:span><text:span text:style-name="Source_20_Text"><text:span text:style-name="T2">=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and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cuda</text:span></text:span><text:span text:style-name="Source_20_Text"><text:span text:style-name="T4">.</text:span></text:span><text:span text:style-name="Source_20_Text"><text:span text:style-name="T1">is_available</text:span></text:span><text:span text:style-name="Source_20_Text"><text:span text:style-name="T4">():</text:span></text:span></text:p>
      <text:p text:style-name="P2"><text:span text:style-name="Source_20_Text"><text:span text:style-name="T1"><text:s text:c="12"/>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"cuda"</text:span></text:span></text:p>
      <text:p text:style-name="P2"><text:span text:style-name="Source_20_Text"><text:span text:style-name="T1"><text:s text:c="8"/></text:span></text:span><text:span text:style-name="Source_20_Text"><text:span text:style-name="T3">else</text:span></text:span><text:span text:style-name="Source_20_Text"><text:span text:style-name="T4">:</text:span></text:span></text:p>
      <text:p text:style-name="P2"><text:span text:style-name="Source_20_Text"><text:span text:style-name="T1"><text:s text:c="12"/>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if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cuda</text:span></text:span><text:span text:style-name="Source_20_Text"><text:span text:style-name="T4">.</text:span></text:span><text:span text:style-name="Source_20_Text"><text:span text:style-name="T1">is_available</text:span></text:span><text:span text:style-name="Source_20_Text"><text:span text:style-name="T4">()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</text:span></text:span><text:span text:style-name="Source_20_Text"><text:span text:style-name="T5">"cpu"</text:span></text:span></text:p>
      <text:p text:style-name="P4"/>
      <text:p text:style-name="P2"><text:span text:style-name="Source_20_Text"><text:span text:style-name="T1"><text:s text:c="4"/>local_dir </text:span></text:span><text:span text:style-name="Source_20_Text"><text:span text:style-name="T2">=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weights_path </text:span></text:span><text:span text:style-name="Source_20_Text"><text:span text:style-name="T3">if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weights_path</text:span></text:span><text:span text:style-name="Source_20_Text"><text:span text:style-name="T4">.</text:span></text:span><text:span text:style-name="Source_20_Text"><text:span text:style-name="T1">is_dir</text:span></text:span><text:span text:style-name="Source_20_Text"><text:span text:style-name="T4">()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weights_path</text:span></text:span><text:span text:style-name="Source_20_Text"><text:span text:style-name="T4">.</text:span></text:span><text:span text:style-name="Source_20_Text"><text:span text:style-name="T1">parent</text:span></text:span></text:p>
      <text:p text:style-name="P2"><text:span text:style-name="Source_20_Text"><text:span text:style-name="T1"><text:s text:c="4"/></text:span></text:span><text:span text:style-name="Source_20_Text"><text:span text:style-name="T3">if</text:span></text:span><text:span text:style-name="Source_20_Text"><text:span text:style-name="T1"> </text:span></text:span><text:span text:style-name="Source_20_Text"><text:span text:style-name="T3">not</text:span></text:span><text:span text:style-name="Source_20_Text"><text:span text:style-name="T1"> local_dir</text:span></text:span><text:span text:style-name="Source_20_Text"><text:span text:style-name="T4">.</text:span></text:span><text:span text:style-name="Source_20_Text"><text:span text:style-name="T1">exists</text:span></text:span><text:span text:style-name="Source_20_Text"><text:span text:style-name="T4">():</text:span></text:span></text:p>
      <text:p text:style-name="P2"><text:span text:style-name="Source_20_Text"><text:span text:style-name="T1"><text:s text:c="8"/></text:span></text:span><text:span text:style-name="Source_20_Text"><text:span text:style-name="T3">raise</text:span></text:span><text:span text:style-name="Source_20_Text"><text:span text:style-name="T1"> FileNotFoundError</text:span></text:span><text:span text:style-name="Source_20_Text"><text:span text:style-name="T4">(</text:span></text:span><text:span text:style-name="Source_20_Text"><text:span text:style-name="T5">f"SAM-3 weights not found at </text:span></text:span><text:span text:style-name="Source_20_Text"><text:span text:style-name="T4">{</text:span></text:span><text:span text:style-name="Source_20_Text"><text:span text:style-name="T1">local_dir</text:span></text:span><text:span text:style-name="Source_20_Text"><text:span text:style-name="T4">}</text:span></text:span><text:span text:style-name="Source_20_Text"><text:span text:style-name="T5">"</text:span></text:span><text:span text:style-name="Source_20_Text"><text:span text:style-name="T4">)</text:span></text:span></text:p>
      <text:p text:style-name="P4"/>
      <text:p text:style-name="P2"><text:span text:style-name="Source_20_Text"><text:span text:style-name="T1"><text:s text:c="4"/></text:span></text:span><text:span text:style-name="Source_20_Text"><text:span text:style-name="T3">try</text:span></text:span><text:span text:style-name="Source_20_Text"><text:span text:style-name="T4">:</text:span></text:span></text:p>
      <text:p text:style-name="P2"><text:span text:style-name="Source_20_Text"><text:span text:style-name="T1"><text:s text:c="8"/># ⭐⭐⭐ CAMBIO CRÍTICO AQUÍ ⭐⭐⭐</text:span></text:span></text:p>
      <text:p text:style-name="P2"><text:span text:style-name="Source_20_Text"><text:span text:style-name="T1"><text:s text:c="8"/>logger</text:span></text:span><text:span text:style-name="Source_20_Text"><text:span text:style-name="T4">.</text:span></text:span><text:span text:style-name="Source_20_Text"><text:span text:style-name="T1">info</text:span></text:span><text:span text:style-name="Source_20_Text"><text:span text:style-name="T4">(</text:span></text:span><text:span text:style-name="Source_20_Text"><text:span text:style-name="T5">f"Loading SAM-3 with low_cpu_mem_usage=True on </text:span></text:span><text:span text:style-name="Source_20_Text"><text:span text:style-name="T4">{</text:span></text:span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device</text:span></text:span><text:span text:style-name="Source_20_Text"><text:span text:style-name="T4">}</text:span></text:span><text:span text:style-name="Source_20_Text"><text:span text:style-name="T5">"</text:span></text:span><text:span text:style-name="Source_20_Text"><text:span text:style-name="T4">)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model </text:span></text:span><text:span text:style-name="Source_20_Text"><text:span text:style-name="T2">=</text:span></text:span><text:span text:style-name="Source_20_Text"><text:span text:style-name="T1"> Sam3Model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12"/>local_dir</text:span></text:span><text:span text:style-name="Source_20_Text"><text:span text:style-name="T4">.</text:span></text:span><text:span text:style-name="Source_20_Text"><text:span text:style-name="T1">as_posix</text:span></text:span><text:span text:style-name="Source_20_Text"><text:span text:style-name="T4">(),</text:span></text:span></text:p>
      <text:p text:style-name="P2"><text:span text:style-name="Source_20_Text"><text:span text:style-name="T1"><text:s text:c="12"/>local_files_only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/text:p>
      <text:p text:style-name="P2"><text:soft-page-break/><text:span text:style-name="Source_20_Text"><text:span text:style-name="T1"><text:s text:c="12"/>low_cpu_mem_usage</text:span></text:span><text:span text:style-name="Source_20_Text"><text:span text:style-name="T2">=</text:span></text:span><text:span text:style-name="Source_20_Text"><text:span text:style-name="T6">True</text:span></text:span><text:span text:style-name="Source_20_Text"><text:span text:style-name="T4">,</text:span></text:span><text:span text:style-name="Source_20_Text"><text:span text:style-name="T1"> <text:s/># ✅ Carga progresiva</text:span></text:span></text:p>
      <text:p text:style-name="P2"><text:span text:style-name="Source_20_Text"><text:span text:style-name="T1"><text:s text:c="12"/>device_map</text:span></text:span><text:span text:style-name="Source_20_Text"><text:span text:style-name="T2">=</text:span></text:span><text:span text:style-name="Source_20_Text"><text:span text:style-name="T5">"auto"</text:span></text:span><text:span text:style-name="Source_20_Text"><text:span text:style-name="T4">,</text:span></text:span><text:span text:style-name="Source_20_Text"><text:span text:style-name="T1"> <text:s text:c="7"/># ✅ Distribución automática CPU/GPU</text:span></text:span></text:p>
      <text:p text:style-name="P2"><text:span text:style-name="Source_20_Text"><text:span text:style-name="T1"><text:s text:c="12"/>torch_dtype</text:span></text:span><text:span text:style-name="Source_20_Text"><text:span text:style-name="T2">=</text:span></text:span><text:span text:style-name="Source_20_Text"><text:span text:style-name="T1">torch</text:span></text:span><text:span text:style-name="Source_20_Text"><text:span text:style-name="T4">.</text:span></text:span><text:span text:style-name="Source_20_Text"><text:span text:style-name="T1">float16 </text:span></text:span><text:span text:style-name="Source_20_Text"><text:span text:style-name="T3">if</text:span></text:span><text:span text:style-name="Source_20_Text"><text:span text:style-name="T1"> self</text:span></text:span><text:span text:style-name="Source_20_Text"><text:span text:style-name="T4">.</text:span></text:span><text:span text:style-name="Source_20_Text"><text:span text:style-name="T1">device </text:span></text:span><text:span text:style-name="Source_20_Text"><text:span text:style-name="T2">==</text:span></text:span><text:span text:style-name="Source_20_Text"><text:span text:style-name="T1"> </text:span></text:span><text:span text:style-name="Source_20_Text"><text:span text:style-name="T5">"cuda"</text:span></text:span><text:span text:style-name="Source_20_Text"><text:span text:style-name="T1"> </text:span></text:span><text:span text:style-name="Source_20_Text"><text:span text:style-name="T3">else</text:span></text:span><text:span text:style-name="Source_20_Text"><text:span text:style-name="T1"> torch</text:span></text:span><text:span text:style-name="Source_20_Text"><text:span text:style-name="T4">.</text:span></text:span><text:span text:style-name="Source_20_Text"><text:span text:style-name="T1">float32</text:span></text:span></text:p>
      <text:p text:style-name="P2"><text:span text:style-name="Source_20_Text"><text:span text:style-name="T1"><text:s text:c="8"/></text:span></text:span><text:span text:style-name="Source_20_Text"><text:span text:style-name="T4">)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processor </text:span></text:span><text:span text:style-name="Source_20_Text"><text:span text:style-name="T2">=</text:span></text:span><text:span text:style-name="Source_20_Text"><text:span text:style-name="T1"> Sam3Processor</text:span></text:span><text:span text:style-name="Source_20_Text"><text:span text:style-name="T4">.</text:span></text:span><text:span text:style-name="Source_20_Text"><text:span text:style-name="T1">from_pretrained</text:span></text:span><text:span text:style-name="Source_20_Text"><text:span text:style-name="T4">(</text:span></text:span></text:p>
      <text:p text:style-name="P2"><text:span text:style-name="Source_20_Text"><text:span text:style-name="T1"><text:s text:c="12"/>local_dir</text:span></text:span><text:span text:style-name="Source_20_Text"><text:span text:style-name="T4">.</text:span></text:span><text:span text:style-name="Source_20_Text"><text:span text:style-name="T1">as_posix</text:span></text:span><text:span text:style-name="Source_20_Text"><text:span text:style-name="T4">(),</text:span></text:span><text:span text:style-name="Source_20_Text"><text:span text:style-name="T1"> </text:span></text:span></text:p>
      <text:p text:style-name="P2"><text:span text:style-name="Source_20_Text"><text:span text:style-name="T1"><text:s text:c="12"/>local_files_only</text:span></text:span><text:span text:style-name="Source_20_Text"><text:span text:style-name="T2">=</text:span></text:span><text:span text:style-name="Source_20_Text"><text:span text:style-name="T6">True</text:span></text:span></text:p>
      <text:p text:style-name="P2"><text:span text:style-name="Source_20_Text"><text:span text:style-name="T1"><text:s text:c="8"/></text:span></text:span><text:span text:style-name="Source_20_Text"><text:span text:style-name="T4">)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8"/>self</text:span></text:span><text:span text:style-name="Source_20_Text"><text:span text:style-name="T4">.</text:span></text:span><text:span text:style-name="Source_20_Text"><text:span text:style-name="T1">model</text:span></text:span><text:span text:style-name="Source_20_Text"><text:span text:style-name="T4">.</text:span></text:span><text:span text:style-name="Source_20_Text"><text:span text:style-name="T5">eval</text:span></text:span><text:span text:style-name="Source_20_Text"><text:span text:style-name="T4">()</text:span></text:span></text:p>
      <text:p text:style-name="P2"><text:span text:style-name="Source_20_Text"><text:span text:style-name="T1"><text:s text:c="8"/>logger</text:span></text:span><text:span text:style-name="Source_20_Text"><text:span text:style-name="T4">.</text:span></text:span><text:span text:style-name="Source_20_Text"><text:span text:style-name="T1">info</text:span></text:span><text:span text:style-name="Source_20_Text"><text:span text:style-name="T4">(</text:span></text:span><text:span text:style-name="Source_20_Text"><text:span text:style-name="T5">f"SAM-3 loaded successfully on </text:span></text:span><text:span text:style-name="Source_20_Text"><text:span text:style-name="T4">{</text:span></text:span><text:span text:style-name="Source_20_Text"><text:span text:style-name="T1">self</text:span></text:span><text:span text:style-name="Source_20_Text"><text:span text:style-name="T4">.</text:span></text:span><text:span text:style-name="Source_20_Text"><text:span text:style-name="T1">device</text:span></text:span><text:span text:style-name="Source_20_Text"><text:span text:style-name="T4">}</text:span></text:span><text:span text:style-name="Source_20_Text"><text:span text:style-name="T5">"</text:span></text:span><text:span text:style-name="Source_20_Text"><text:span text:style-name="T4">)</text:span></text:span></text:p>
      <text:p text:style-name="P4"><text:span text:style-name="Source_20_Text"><text:span text:style-name="T1"><text:s text:c="8"/></text:span></text:span></text:p>
      <text:p text:style-name="P2"><text:span text:style-name="Source_20_Text"><text:span text:style-name="T1"><text:s text:c="4"/></text:span></text:span><text:span text:style-name="Source_20_Text"><text:span text:style-name="T3">except</text:span></text:span><text:span text:style-name="Source_20_Text"><text:span text:style-name="T1"> Exception </text:span></text:span><text:span text:style-name="Source_20_Text"><text:span text:style-name="T3">as</text:span></text:span><text:span text:style-name="Source_20_Text"><text:span text:style-name="T1"> exc</text:span></text:span><text:span text:style-name="Source_20_Text"><text:span text:style-name="T4">:</text:span></text:span></text:p>
      <text:p text:style-name="P1"><text:span text:style-name="Source_20_Text"><text:span text:style-name="T1"><text:s text:c="8"/></text:span></text:span><text:span text:style-name="Source_20_Text"><text:span text:style-name="T3">raise</text:span></text:span><text:span text:style-name="Source_20_Text"><text:span text:style-name="T1"> RuntimeError</text:span></text:span><text:span text:style-name="Source_20_Text"><text:span text:style-name="T4">(</text:span></text:span><text:span text:style-name="Source_20_Text"><text:span text:style-name="T5">f"Failed to load SAM-3 from </text:span></text:span><text:span text:style-name="Source_20_Text"><text:span text:style-name="T4">{</text:span></text:span><text:span text:style-name="Source_20_Text"><text:span text:style-name="T1">local_dir</text:span></text:span><text:span text:style-name="Source_20_Text"><text:span text:style-name="T4">}</text:span></text:span><text:span text:style-name="Source_20_Text"><text:span text:style-name="T5">: </text:span></text:span><text:span text:style-name="Source_20_Text"><text:span text:style-name="T4">{</text:span></text:span><text:span text:style-name="Source_20_Text"><text:span text:style-name="T1">exc</text:span></text:span><text:span text:style-name="Source_20_Text"><text:span text:style-name="T4">}</text:span></text:span><text:span text:style-name="Source_20_Text"><text:span text:style-name="T5">"</text:span></text:span><text:span text:style-name="Source_20_Text"><text:span text:style-name="T4">)</text:span></text:span><text:span text:style-name="Source_20_Text"><text:span text:style-name="T1"> </text:span></text:span><text:span text:style-name="Source_20_Text"><text:span text:style-name="T3">from</text:span></text:span><text:span text:style-name="Source_20_Text"><text:span text:style-name="T1"> exc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53S</meta:editing-duration>
    <meta:editing-cycles>4</meta:editing-cycles>
    <meta:generator>LibreOffice/7.6.3.2$Windows_X86_64 LibreOffice_project/29d686fea9f6705b262d369fede658f824154cc0</meta:generator>
    <dc:date>2025-12-30T19:43:41.345000000</dc:date>
    <meta:print-date>2025-12-30T19:43:25.936000000</meta:print-date>
    <meta:printed-by>Archivos PDF</meta:printed-by>
    <meta:document-statistic meta:table-count="0" meta:image-count="0" meta:object-count="0" meta:page-count="6" meta:paragraph-count="210" meta:word-count="1038" meta:character-count="7975" meta:non-whitespace-character-count="6415"/>
    <meta:user-defined meta:name="Info 1"/>
    <meta:user-defined meta:name="Info 2"/>
    <meta:user-defined meta:name="Info 3"/>
    <meta:user-defined meta:name="Info 4"/>
  </office:meta>
</office:document-meta>
</file>